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60%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cm" fo:min-width="3.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5cm" fo:min-width="3.909cm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7cm" fo:min-width="0.9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5cm" fo:min-width="4.1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6cm" fo:min-width="7.122cm"/>
    </style:style>
    <style:style style:name="gr12" style:family="graphic" style:parent-style-name="standard">
      <style:graphic-properties draw:stroke="dash" draw:stroke-dash="Fine_20_Dashed" svg:stroke-color="#ffd320" draw:fill="solid" draw:fill-color="#ffffff" draw:opacity="0%" draw:textarea-horizontal-align="justify" draw:textarea-vertical-align="middle" draw:auto-grow-height="false" draw:shadow-opacity="0%"/>
    </style:style>
    <style:style style:name="gr13" style:family="graphic" style:parent-style-name="standard">
      <style:graphic-properties svg:stroke-color="#ffd320" draw:marker-end="Arrow" draw:marker-end-width="0.3cm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dash" draw:stroke-dash="Ultrafine_20_2_20_Dots_20_3_20_Dashes" svg:stroke-color="#008080" draw:fill="solid" draw:fill-color="#ffffff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svg:stroke-color="#008080" draw:marker-end="Arrow" draw:marker-end-width="0.3cm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dash" draw:stroke-dash="Ultrafine_20_2_20_Dots_20_3_20_Dashes" svg:stroke-color="#008000" draw:fill="solid" draw:fill-color="#ffffff" draw:opacity="0%" draw:textarea-horizontal-align="justify" draw:textarea-vertical-align="middle" draw:auto-grow-height="false" draw:shadow-opacity="0%"/>
    </style:style>
    <style:style style:name="gr17" style:family="graphic" style:parent-style-name="standard">
      <style:graphic-properties draw:stroke="dash" draw:stroke-dash="Fine_20_Dashed" svg:stroke-color="#008000" draw:marker-end="Arrow" draw:marker-end-width="0.3cm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draw:stroke-dash="Line_20_with_20_Fine_20_Dots" svg:stroke-width="0.102cm" svg:stroke-color="#800000" draw:marker-start-width="0.457cm" draw:marker-end="Arrow" draw:marker-end-width="0.457cm" draw:fill="solid" draw:fill-color="#dc23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5pt" style:font-size-asian="18pt" style:font-size-complex="18pt"/>
    </style:style>
    <style:style style:name="P2" style:family="paragraph">
      <style:text-properties fo:font-size="15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4cm" svg:height="24.13cm" svg:x="1.90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9cm" svg:x="1.905cm" svg:y="20.301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4cm" svg:x="1.905cm" svg:y="18.661cm">
          <text:p text:style-name="P1">ES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8cm" svg:x="1.905cm" svg:y="17.023cm">
          <text:p text:style-name="P1">ED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9cm" svg:x="1.905cm" svg:y="15.384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4cm" svg:x="1.905cm" svg:y="13.744cm">
          <text:p text:style-name="P1">EC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.905cm" svg:y="12.105cm">
          <text:p text:style-name="P1">ED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.905cm" svg:y="10.466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.905cm" svg:y="8.827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.784cm" svg:height="1.64cm" svg:x="1.905cm" svg:y="7.187cm">
          <text:p text:style-name="P1">IS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.905cm" svg:y="5.548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.905cm" svg:y="3.909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84cm" svg:height="1.639cm" svg:x="1.905cm" svg:y="2.27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7cm" svg:height="4.917cm" svg:x="1.635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4.029cm" svg:height="2.94cm" svg:x="9.036cm" svg:y="2.905cm">
          <draw:text-box>
            <text:p text:style-name="P2">Inseriti dall'hw </text:p>
            <text:p text:style-name="P2">in automatico al momento dell'interrupt.</text:p>
          </draw:text-box>
        </draw:frame>
        <draw:frame draw:style-name="gr7" draw:text-style-name="P2" draw:id="id1" draw:layer="layout" svg:width="3.999cm" svg:height="2.265cm" svg:x="8.62cm" svg:y="6.715cm">
          <draw:text-box>
            <text:p text:style-name="P2"># dell'interrupt </text:p>
            <text:p text:style-name="P2">(Inserito </text:p>
            <text:p text:style-name="P2">dalla ISR)</text:p>
          </draw:text-box>
        </draw:frame>
        <draw:connector draw:style-name="gr8" draw:text-style-name="P1" draw:layer="layout" svg:x1="8.62cm" svg:y1="7.847cm" svg:x2="5.689cm" svg:y2="8.007cm" draw:start-shape="id1" draw:start-glue-point="3" draw:end-shape="id2" draw:end-glue-point="1" svg:d="m8620 7847h-1453v160h-1478">
          <text:p/>
        </draw:connector>
        <draw:custom-shape draw:style-name="gr5" draw:text-style-name="P1" draw:id="id3" draw:layer="layout" svg:width="0.466cm" svg:height="13.113cm" svg:x="6.205cm" svg:y="8.302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1.556cm" svg:height="1.117cm" svg:x="10.239cm" svg:y="25.765cm">
          <draw:text-box>
            <text:p text:style-name="P2">ESP</text:p>
          </draw:text-box>
        </draw:frame>
        <draw:frame draw:style-name="gr10" draw:text-style-name="P2" draw:layer="layout" svg:width="4.994cm" svg:height="3.615cm" svg:x="8.071cm" svg:y="8.62cm">
          <draw:text-box>
            <text:p text:style-name="P2"/>
            <text:p text:style-name="P2">isr_#: <text:s text:c="8"/></text:p>
            <text:p text:style-name="P2"><text:s text:c="4"/>cli</text:p>
            <text:p text:style-name="P2"><text:s text:c="4"/>push $#</text:p>
            <text:p text:style-name="P2"><text:s text:c="4"/>jmp isr_common</text:p>
          </draw:text-box>
        </draw:frame>
        <draw:frame draw:style-name="gr11" draw:text-style-name="P2" draw:layer="layout" svg:width="6.68cm" svg:height="11.046cm" svg:x="7.985cm" svg:y="12.43cm">
          <draw:text-box>
            <text:p text:style-name="P2"/>
            <text:p text:style-name="P2">isr_common:</text:p>
            <text:p text:style-name="P2"><text:tab/>cli</text:p>
            <text:p text:style-name="P2"><text:tab/>pusha</text:p>
            <text:p text:style-name="P2"><text:tab/></text:p>
            <text:p text:style-name="P2"><text:tab/>movl <text:s/>%esp, %eax</text:p>
            <text:p text:style-name="P2"><text:tab/>pushl %eax </text:p>
            <text:p text:style-name="P2"><text:tab/></text:p>
            <text:p text:style-name="P2"><text:tab/>call _irq_handler</text:p>
            <text:p text:style-name="P2"><text:tab/></text:p>
            <text:p text:style-name="P2"><text:tab/>popl %eax</text:p>
            <text:p text:style-name="P2"><text:tab/>mov %eax, %esp</text:p>
            <text:p text:style-name="P2"><text:tab/>popa</text:p>
            <text:p text:style-name="P2"><text:tab/>add $4, %esp</text:p>
            <text:p text:style-name="P2"><text:tab/>sti</text:p>
            <text:p text:style-name="P2"><text:tab/>iret</text:p>
          </draw:text-box>
        </draw:frame>
        <draw:custom-shape draw:style-name="gr5" draw:text-style-name="P1" draw:layer="layout" svg:width="0.503cm" svg:height="4.826cm" svg:x="6.167cm" svg:y="2.27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id="id4" draw:layer="layout" svg:width="3.525cm" svg:height="0.603cm" svg:x="8.62cm" svg:y="14.33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671cm" svg:y1="14.858cm" svg:x2="8.62cm" svg:y2="14.636cm" draw:start-shape="id3" draw:start-glue-point="5" draw:end-shape="id4" draw:end-glue-point="3" svg:d="m6671 14858h974v-222h975">
          <text:p/>
        </draw:connector>
        <draw:custom-shape draw:style-name="gr14" draw:text-style-name="P1" draw:id="id5" draw:layer="layout" svg:width="6.233cm" svg:height="1.809cm" svg:x="8.102cm" svg:y="15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63cm" svg:height="1.397cm" svg:x="1.926cm" svg:y="21.987cm">
          <text:p text:style-name="P1">ESP_OLD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5.664cm" svg:y1="22.78cm" svg:x2="8.102cm" svg:y2="15.97cm" draw:end-shape="id5" draw:end-glue-point="3" svg:d="m5664 22780h968v-6810h1470">
          <text:p/>
        </draw:connector>
        <draw:custom-shape draw:style-name="gr16" draw:text-style-name="P1" draw:id="id7" draw:layer="layout" svg:width="5.54cm" svg:height="1.017cm" svg:x="8.62cm" svg:y="17.128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7.35cm" svg:y1="23.379cm" svg:x2="8.62cm" svg:y2="17.636cm" draw:start-shape="id6" draw:start-glue-point="3" draw:end-shape="id7" draw:end-glue-point="3" svg:d="m7350 23379h-501v-5743h1771">
          <text:p/>
        </draw:connector>
        <draw:line draw:style-name="gr8" draw:text-style-name="P1" draw:layer="layout" svg:x1="9.89cm" svg:y1="26.4cm" svg:x2="5.445cm" svg:y2="23.225cm">
          <text:p/>
        </draw:line>
        <draw:custom-shape draw:style-name="gr1" draw:text-style-name="P1" draw:layer="layout" svg:width="3.784cm" svg:height="24.13cm" svg:x="15.87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9cm" svg:x="15.875cm" svg:y="20.301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4cm" svg:x="15.875cm" svg:y="18.661cm">
          <text:p text:style-name="P1">ES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8cm" svg:x="15.875cm" svg:y="17.023cm">
          <text:p text:style-name="P1">ED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39cm" svg:x="15.875cm" svg:y="15.384cm">
          <text:p text:style-name="P1"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84cm" svg:height="1.64cm" svg:x="15.875cm" svg:y="13.744cm">
          <text:p text:style-name="P1">EC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5.875cm" svg:y="12.105cm">
          <text:p text:style-name="P1">ED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5.875cm" svg:y="10.466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5.875cm" svg:y="8.827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4cm" svg:x="15.875cm" svg:y="7.187cm">
          <text:p text:style-name="P1">IS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5.875cm" svg:y="5.548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84cm" svg:height="1.639cm" svg:x="15.875cm" svg:y="3.909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84cm" svg:height="1.639cm" svg:x="15.875cm" svg:y="2.27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05cm" svg:height="5.08cm" svg:x="14.97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" draw:text-style-name="P3" draw:layer="layout" svg:x1="11.795cm" svg:y1="26.4cm" svg:x2="15.605cm" svg:y2="21.955cm">
          <text:p/>
        </draw:line>
        <draw:frame draw:style-name="gr19" draw:id="id6" draw:layer="layout" svg:width="7.258cm" svg:height="0.962cm" svg:x="7.35cm" svg:y="22.898cm">
          <draw:text-box>
            <text:p>ESP_OLD = ESP_NEW</text:p>
          </draw:text-box>
        </draw:frame>
        <draw:line draw:style-name="gr20" draw:text-style-name="P3" draw:layer="layout" svg:x1="1.3cm" svg:y1="2.27cm" svg:x2="1.3cm" svg:y2="23.225cm">
          <text:p/>
        </draw:line>
        <draw:line draw:style-name="gr21" draw:text-style-name="P3" draw:layer="layout" svg:x1="20.05cm" svg:y1="21.955cm" svg:x2="20.05cm" svg:y2="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4-11T17:09:42</meta:creation-date>
    <dc:date>2010-07-19T12:30:09</dc:date>
    <dc:creator>Marco </dc:creator>
    <meta:editing-duration>PT03H12M17S</meta:editing-duration>
    <meta:editing-cycles>6</meta:editing-cycles>
    <meta:generator>OpenOffice.org/3.2$Linux OpenOffice.org_project/320m12$Build-9483</meta:generator>
    <meta:document-statistic meta:object-count="48"/>
  </office:meta>
</office:document-meta>
</file>